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1d424" officeooo:paragraph-rsid="0011d424"/>
    </style:style>
    <style:style style:name="P2" style:family="paragraph" style:parent-style-name="Standard" style:list-style-name="L3">
      <style:text-properties officeooo:rsid="0011d424" officeooo:paragraph-rsid="0011d424"/>
    </style:style>
    <style:style style:name="P3" style:family="paragraph" style:parent-style-name="Standard" style:list-style-name="L4">
      <style:text-properties officeooo:rsid="0011d424" officeooo:paragraph-rsid="0011d424"/>
    </style:style>
    <style:style style:name="P4" style:family="paragraph" style:parent-style-name="Standard" style:list-style-name="L6">
      <style:text-properties officeooo:rsid="0011d424" officeooo:paragraph-rsid="0011d424"/>
    </style:style>
    <style:style style:name="P5" style:family="paragraph" style:parent-style-name="Standard" style:list-style-name="L7">
      <style:text-properties officeooo:rsid="0011d424" officeooo:paragraph-rsid="0011d424"/>
    </style:style>
    <style:style style:name="P6" style:family="paragraph" style:parent-style-name="Standard" style:list-style-name="L8">
      <style:text-properties officeooo:rsid="0011d424" officeooo:paragraph-rsid="0011d424"/>
    </style:style>
    <style:style style:name="P7" style:family="paragraph" style:parent-style-name="Standard" style:list-style-name="L10">
      <style:text-properties officeooo:rsid="0011d424" officeooo:paragraph-rsid="0011d424"/>
    </style:style>
    <style:style style:name="P8" style:family="paragraph" style:parent-style-name="Standard" style:list-style-name="L12">
      <style:text-properties officeooo:rsid="0011d424" officeooo:paragraph-rsid="0011d424"/>
    </style:style>
    <style:style style:name="P9" style:family="paragraph" style:parent-style-name="Standard" style:list-style-name="L13">
      <style:text-properties officeooo:rsid="0011d424" officeooo:paragraph-rsid="0011d424"/>
    </style:style>
    <style:style style:name="P10" style:family="paragraph" style:parent-style-name="Standard" style:list-style-name="L14">
      <style:text-properties officeooo:rsid="0011d424" officeooo:paragraph-rsid="0011d424"/>
    </style:style>
    <style:style style:name="P11" style:family="paragraph" style:parent-style-name="Standard" style:list-style-name="L16">
      <style:text-properties officeooo:rsid="0011d424" officeooo:paragraph-rsid="0011d424"/>
    </style:style>
    <style:style style:name="P12" style:family="paragraph" style:parent-style-name="Standard" style:list-style-name="L17">
      <style:text-properties officeooo:rsid="0011d424" officeooo:paragraph-rsid="0011d424"/>
    </style:style>
    <style:style style:name="P13" style:family="paragraph" style:parent-style-name="Standard" style:list-style-name="L18">
      <style:text-properties officeooo:rsid="0011d424" officeooo:paragraph-rsid="0011d424"/>
    </style:style>
    <style:style style:name="P14" style:family="paragraph" style:parent-style-name="Standard" style:list-style-name="L19">
      <style:text-properties officeooo:rsid="0011d424" officeooo:paragraph-rsid="0011d424"/>
    </style:style>
    <style:style style:name="P15" style:family="paragraph" style:parent-style-name="Standard" style:list-style-name="L20">
      <style:text-properties officeooo:rsid="0011d424" officeooo:paragraph-rsid="0011d424"/>
    </style:style>
    <style:style style:name="P16" style:family="paragraph" style:parent-style-name="Standard" style:list-style-name="L21">
      <style:text-properties officeooo:rsid="0011d424" officeooo:paragraph-rsid="00137fc8"/>
    </style:style>
    <style:style style:name="P17" style:family="paragraph" style:parent-style-name="Standard">
      <style:text-properties officeooo:rsid="0011d424" officeooo:paragraph-rsid="00137fc8"/>
    </style:style>
    <style:style style:name="P18" style:family="paragraph" style:parent-style-name="Standard" style:list-style-name="L17"/>
    <style:style style:name="P19" style:family="paragraph" style:parent-style-name="Standard">
      <style:text-properties officeooo:rsid="00147e4f" officeooo:paragraph-rsid="00147e4f"/>
    </style:style>
    <style:style style:name="P20" style:family="paragraph" style:parent-style-name="Standard" style:list-style-name="L22">
      <style:text-properties officeooo:rsid="00147e4f" officeooo:paragraph-rsid="00147e4f"/>
    </style:style>
    <style:style style:name="P21" style:family="paragraph" style:parent-style-name="Standard">
      <style:text-properties fo:font-weight="bold" officeooo:rsid="00147e4f" officeooo:paragraph-rsid="00147e4f" style:font-weight-asian="bold" style:font-weight-complex="bold"/>
    </style:style>
    <style:style style:name="P22" style:family="paragraph" style:parent-style-name="Standard" style:list-style-name="L23">
      <style:text-properties fo:font-weight="normal" officeooo:rsid="00147e4f" officeooo:paragraph-rsid="00147e4f" style:font-weight-asian="normal" style:font-weight-complex="normal"/>
    </style:style>
    <style:style style:name="T1" style:family="text">
      <style:text-properties officeooo:rsid="00137fc8"/>
    </style:style>
    <style:style style:name="T2" style:family="text">
      <style:text-properties officeooo:rsid="00147e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ersonal projects:</text:p>
      <text:p text:style-name="P1"><text:span text:style-name="T2">H</text:span>eatmaps of soccer players paths and actions</text:p>
      <text:list xml:id="list928455544002067651" text:style-name="L3">
        <text:list-item>
          <text:p text:style-name="P2">Written during internship at <text:a xlink:type="simple" xlink:href="http://instatfootball.com/" office:target-frame-name="_blank" xlink:show="new" text:style-name="Internet_20_link" text:visited-style-name="Visited_20_Internet_20_Link">InStat football</text:a>.</text:p>
        </text:list-item>
        <text:list-item>
          <text:p text:style-name="P2">Not documented yet</text:p>
        </text:list-item>
        <text:list-item>
          <text:p text:style-name="P2">Supports fast gaussian blur as well as a convolution with arbitrary kernel </text:p>
        </text:list-item>
        <text:list-item>
          <text:p text:style-name="P2">Visualizes points as well as paths</text:p>
        </text:list-item>
        <text:list-item>
          <text:p text:style-name="P2">Internal buffer uses double precision numbers (for comparison, <text:a xlink:type="simple" xlink:href="https://www.patrick-wied.at/static/heatmapjs/" office:target-frame-name="_blank" xlink:show="new" text:style-name="Internet_20_link" text:visited-style-name="Visited_20_Internet_20_Link">heatmap.js</text:a> uses 8-bit alpha buffer)</text:p>
        </text:list-item>
        <text:list-item>
          <text:p text:style-name="P2">Supports combination of multiple heatmaps </text:p>
        </text:list-item>
      </text:list>
      <text:p text:style-name="P1">D3 visualizations of 2015—16 Premier League </text:p>
      <text:list xml:id="list1443950769399885903" text:style-name="L4">
        <text:list-item>
          <text:p text:style-name="P3">My first try in d3.js.</text:p>
        </text:list-item>
      </text:list>
      <text:p text:style-name="P1">Social network group chat analysis tool</text:p>
      <text:p text:style-name="P1">Jupyter extensions for web application development</text:p>
      <text:list xml:id="list5500272003536702333" text:style-name="L6">
        <text:list-item>
          <text:p text:style-name="P4">Group chat analysis tool has been completely made in Jupyter using this extensions </text:p>
        </text:list-item>
        <text:list-item>
          <text:p text:style-name="P4">Converts notebook into a series of source files after each save. </text:p>
        </text:list-item>
        <text:list-item>
          <text:p text:style-name="P4">Each cell has a type and any number of labels. </text:p>
        </text:list-item>
        <text:list-item>
          <text:p text:style-name="P4">"Hot reloading" of tornado handlers, using the same IOLoop as Jupyter. </text:p>
        </text:list-item>
        <text:list-item>
          <text:p text:style-name="P4">Dynamic compilation of JSX syntax. </text:p>
        </text:list-item>
        <text:list-item>
          <text:p text:style-name="P4">RequireJS libraries management. </text:p>
        </text:list-item>
        <text:list-item>
          <text:p text:style-name="P4">CSS file import and prefixing. </text:p>
        </text:list-item>
      </text:list>
      <text:p text:style-name="P1">Interactive NY subway map</text:p>
      <text:list xml:id="list5672375124950635747" text:style-name="L7">
        <text:list-item>
          <text:p text:style-name="P5">The map was made for the <text:a xlink:type="simple" xlink:href="http://tunel.us/" office:target-frame-name="_blank" xlink:show="new" text:style-name="Internet_20_link" text:visited-style-name="Visited_20_Internet_20_Link">TUNEL.us</text:a> project. </text:p>
        </text:list-item>
        <text:list-item>
          <text:p text:style-name="P5">Fully procedurally-generated, no raster or vector files. This approach significantly reduces network usage and makes the map fully customizable. </text:p>
        </text:list-item>
        <text:list-item>
          <text:p text:style-name="P5">We started from the <text:a xlink:type="simple" xlink:href="https://ggwash.org/view/33340/what-if-the-nyc-subway-map-looked-like-the-dc-metros" office:target-frame-name="_blank" xlink:show="new" text:style-name="Internet_20_link" text:visited-style-name="Visited_20_Internet_20_Link">Chris Whong's Whashington-like styled map</text:a> and manually marked all the keypoints like stations, bends and park corners. </text:p>
        </text:list-item>
        <text:list-item>
          <text:p text:style-name="P5">Seperate subsystem has been made for managing marks, enhancing stations centers using simple image processing algorithm and adding constraints </text:p>
        </text:list-item>
        <text:list-item>
          <text:p text:style-name="P5">System support constraints like "angle between theese points must be 45", "theese two lines must be parallel and a distance must be equal to the line width multiplied by 1.2". </text:p>
        </text:list-item>
        <text:list-item>
          <text:p text:style-name="P5">All of this allowed us to make lines thinner, add animations, custom station design and enhance speed and size of a map. </text:p>
        </text:list-item>
      </text:list>
      <text:p text:style-name="P1">The TUNEL.us website</text:p>
      <text:list xml:id="list473598152379772751" text:style-name="L8">
        <text:list-item>
          <text:p text:style-name="P6">The website is completely functional now, but it hasn't launched "officially". </text:p>
        </text:list-item>
        <text:list-item>
          <text:p text:style-name="P6">No CSS frameworks have been used. </text:p>
        </text:list-item>
        <text:list-item>
          <text:p text:style-name="P6">Mobile-friendly. </text:p>
        </text:list-item>
      </text:list>
      <text:p text:style-name="P1">Interactive stickers shop</text:p>
      <text:list xml:id="list302523592152279588" text:style-name="L10">
        <text:list-item>
          <text:p text:style-name="P7">This website was made for the anniversary of computer science department of our university. </text:p>
        </text:list-item>
        <text:list-item>
          <text:p text:style-name="P7">There was a limited number of stickers and users were able to book stickers and to view actions of other users "in real time". </text:p>
        </text:list-item>
        <text:list-item>
          <text:p text:style-name="P7">Simple algorithm has been used to arrange stickers efficiently for printing (not in the way they were arranged on the website). </text:p>
        </text:list-item>
      </text:list>
      <text:p text:style-name="P1">Yandex.Market parsers</text:p>
      <text:list xml:id="list175070649112537444" text:style-name="L12">
        <text:list-item>
          <text:p text:style-name="P8">A set of utitlities to extract pet food online shop offers and to match offers which refer to the same product. </text:p>
        </text:list-item>
        <text:list-item>
          <text:p text:style-name="P8"><text:soft-page-break/>The problem was there were a lot of variations in the way to name the same product and often the title was incomplete. </text:p>
        </text:list-item>
        <text:list-item>
          <text:p text:style-name="P8">The solution was to manually create decision tree and to try to deduce missing characteristics of an offer, if possible. </text:p>
        </text:list-item>
      </text:list>
      <text:p text:style-name="P1">Geometry problems semantic tree builder</text:p>
      <text:p text:style-name="P1">News titles generator</text:p>
      <text:list xml:id="list2386676055309056349" text:style-name="L13">
        <text:list-item>
          <text:p text:style-name="P9">The idea is to combine the beginning of one title with the ending of another. </text:p>
        </text:list-item>
        <text:list-item>
          <text:p text:style-name="P9">To ensure, that resulting sentence is grammatically correct, app stores data about valid sequences of grammatical labels. </text:p>
        </text:list-item>
        <text:list-item>
          <text:p text:style-name="P9">600 000 news articles have been parsed by a custom parser. </text:p>
        </text:list-item>
      </text:list>
      <text:p text:style-name="P1">Russian passport number correctness checker</text:p>
      <text:list xml:id="list5553187179260334916" text:style-name="L14">
        <text:list-item>
          <text:p text:style-name="P10">It was challenging to reverse-engineer the way russian passports are assigned to numbers using indirect data such as numbers of stolen or expired passports. </text:p>
        </text:list-item>
      </text:list>
      <text:p text:style-name="P1">Tool for visualization of crowdsourcing suggestions</text:p>
      <text:p text:style-name="P1">"Killer" social game</text:p>
      <text:list xml:id="list5570294644513679959" text:style-name="L16">
        <text:list-item>
          <text:p text:style-name="P11">There was a group of moderators, which were able to control game phase, send messages to users, add points, badges and so on. </text:p>
        </text:list-item>
      </text:list>
      <text:p text:style-name="P1">Archive of lectures notes and forum</text:p>
      <text:list xml:id="list4685285344737030484" text:style-name="L17">
        <text:list-item>
          <text:p text:style-name="P12">The website has been written from skratch using Google App Engine. </text:p>
        </text:list-item>
        <text:list-item>
          <text:p text:style-name="P12">Several groups of users </text:p>
        </text:list-item>
        <text:list-item>
          <text:p text:style-name="P18">custom latex-like syntax </text:p>
        </text:list-item>
        <text:list-item>
          <text:p text:style-name="P18">content is editable by any user </text:p>
        </text:list-item>
        <text:list-item>
          <text:p text:style-name="P18">the ability to rollback to previous version </text:p>
        </text:list-item>
      </text:list>
      <text:p text:style-name="P1">How old are Moscow buildings? (static map)</text:p>
      <text:list xml:id="list7813715880612384748" text:style-name="L18">
        <text:list-item>
          <text:p text:style-name="P13">QGIS learning project. </text:p>
        </text:list-item>
      </text:list>
      <text:p text:style-name="P1">Graph of bioinformatics scientists collaboration in Russia</text:p>
      <text:list xml:id="list3239888628102540348" text:style-name="L19">
        <text:list-item>
          <text:p text:style-name="P14">Static image, my test project in Gephi </text:p>
        </text:list-item>
      </text:list>
      <text:p text:style-name="P1">Simple memcached-compatible server </text:p>
      <text:list xml:id="list284792309385929902" text:style-name="L20">
        <text:list-item>
          <text:p text:style-name="P15">C++ practice project. </text:p>
        </text:list-item>
      </text:list>
      <text:p text:style-name="P1">Converting TeX sources from Pascal to Javascript</text:p>
      <text:list xml:id="list5714525107539579736" text:style-name="L21">
        <text:list-item>
          <text:p text:style-name="P16">The most challenging part was to automatically convert GOTO calls, which were extensevely used in TeX source, into a combination of javascript control structures.</text:p>
        </text:list-item>
        <text:list-item>
          <text:p text:style-name="P16"><text:span text:style-name="T1">The image bellow shows part of a GraphVis visualization of the function call graph.</text:span></text:p>
        </text:list-item>
      </text:list>
      <text:p text:style-name="P17"/>
      <text:p text:style-name="P21">Experience</text:p>
      <text:list xml:id="list2719053997988875245" text:style-name="L22">
        <text:list-item>
          <text:p text:style-name="P20">data visualization intern at InStat Foorball</text:p>
        </text:list-item>
        <text:list-item>
          <text:p text:style-name="P20">working for a startup aimed at contractors checking</text:p>
        </text:list-item>
        <text:list-item>
          <text:p text:style-name="P20">extracting online shop offers for Mars Percare</text:p>
        </text:list-item>
      </text:list>
      <text:p text:style-name="P19">2015 Summer School in Information Retrieval participant</text:p>
      <text:p text:style-name="P19"/>
      <text:p text:style-name="P21">Honors</text:p>
      <text:list xml:id="list8634243159191768052" text:style-name="L23">
        <text:list-item>
          <text:p text:style-name="P22">SAS Hackathon winner</text:p>
        </text:list-item>
        <text:list-item>
          <text:p text:style-name="P22">Ilya Segalovich Grant recipi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9:15:14.674691115</meta:creation-date>
    <dc:date>2017-01-27T19:42:41.574410467</dc:date>
    <meta:editing-duration>PT16M46S</meta:editing-duration>
    <meta:editing-cycles>2</meta:editing-cycles>
    <meta:generator>LibreOffice/5.1.6.2.0$Linux_X86_64 LibreOffice_project/10m0$Build-2</meta:generator>
    <meta:document-statistic meta:table-count="0" meta:image-count="0" meta:object-count="0" meta:page-count="2" meta:paragraph-count="71" meta:word-count="718" meta:character-count="4347" meta:non-whitespace-character-count="3711"/>
  </office:meta>
</office:document-meta>
</file>